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co1" style:family="table-column">
      <style:table-column-properties fo:break-before="auto" style:column-width="183.94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183.2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6.4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95.56pt"/>
    </style:style>
    <style:style style:name="co10" style:family="table-column">
      <style:table-column-properties fo:break-before="auto" style:column-width="73.56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180.85pt"/>
    </style:style>
    <style:style style:name="co13" style:family="table-column">
      <style:table-column-properties fo:break-before="auto" style:column-width="34.95pt"/>
    </style:style>
    <style:style style:name="co14" style:family="table-column">
      <style:table-column-properties fo:break-before="auto" style:column-width="182.41pt"/>
    </style:style>
    <style:style style:name="co15" style:family="table-column">
      <style:table-column-properties fo:break-before="auto" style:column-width="177.7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st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_parent</text:p>
          </table:table-cell>
          <table:table-cell office:value-type="string" calcext:value-type="string">
            <text:p>col_offs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_ignor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nd_col_offse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nd_linen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lineno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ctx</text:p>
          </table:table-cell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&lt;ast.Expr object at 0x7f4dd293ba50&gt;]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&lt;ast.BinOp object at 0x7f4dd293ba90&gt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&lt;ast.BinOp object at 0x7f4dd2995ad0&gt;</text:p>
          </table:table-cell>
          <table:table-cell office:value-type="string" calcext:value-type="string">
            <text:p>Bin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&lt;ast.UnaryOp object at 0x7f4dd2995a10&gt;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ast.Add object at 0x7f4dd2976ed0&gt;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ary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&lt;ast.USub object at 0x7f4dd2977850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ast.Name object at 0x7f4dd2995b10&gt;</text:p>
          </table:table-cell>
          <table:table-cell office:value-type="string" calcext:value-type="string">
            <text:p>Bin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ub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Unary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aryOp</text:p>
          </table:table-cell>
          <table:table-cell office:value-type="string" calcext:value-type="string">
            <text:p>&lt;ast.Load object at 0x7f4dd29769d0&gt;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BinOp</text:p>
          </table:table-cell>
          <table:table-cell/>
        </table:table-row>
        <table:table-row table:style-name="ro1">
          <table:table-cell office:value-type="string" calcext:value-type="string">
            <text:p>&lt;ast.Name object at 0x7f4dd2994890&gt;</text:p>
          </table:table-cell>
          <table:table-cell office:value-type="string" calcext:value-type="string">
            <text:p>BinO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&lt;ast.Name object at 0x7f4dd2995a90&gt;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ast.Div object at 0x7f4dd29770d0&gt;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n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nOp</text:p>
          </table:table-cell>
          <table:table-cell office:value-type="string" calcext:value-type="string">
            <text:p>&lt;ast.Load object at 0x7f4dd29769d0&gt;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Bin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nOp</text:p>
          </table:table-cell>
          <table:table-cell office:value-type="string" calcext:value-type="string">
            <text:p>&lt;ast.Load object at 0x7f4dd29769d0&gt;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Na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nemo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01-12T21:53:14.025112347</dc:date>
    <meta:editing-duration>PT3H26M2S</meta:editing-duration>
    <meta:editing-cycles>1</meta:editing-cycles>
    <meta:document-statistic meta:table-count="1" meta:cell-count="117" meta:object-count="0"/>
  </office:meta>
</office:document-meta>
</file>